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2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_7e_LT_7e_Gliederung_20_1">
      <style:paragraph-properties fo:margin-left="0.953cm" fo:margin-right="0cm" fo:margin-top="0.212cm" fo:margin-bottom="0cm" loext:contextual-spacing="false" fo:line-height="100%" fo:text-indent="-0.953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</style:style>
    <style:style style:name="P2" style:family="paragraph" style:parent-style-name="Default_7e_LT_7e_Gliederung_20_1">
      <style:paragraph-properties fo:margin-left="0.953cm" fo:margin-right="0cm" fo:margin-top="0.265cm" fo:margin-bottom="0cm" loext:contextual-spacing="false" fo:line-height="80%" fo:text-indent="-0.953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</style:style>
    <style:style style:name="P3" style:family="paragraph" style:parent-style-name="Default_7e_LT_7e_Gliederung_20_1">
      <style:paragraph-properties fo:margin-left="0.953cm" fo:margin-right="0cm" fo:line-height="100%" fo:text-indent="-0.953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</style:style>
    <style:style style:name="P4" style:family="paragraph" style:parent-style-name="Default_7e_LT_7e_Gliederung_20_1">
      <style:paragraph-properties fo:margin-left="0cm" fo:margin-right="0cm" fo:margin-top="0.212cm" fo:margin-bottom="0cm" loext:contextual-spacing="false" fo:line-height="100%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</style:style>
    <style:style style:name="P5" style:family="paragraph" style:parent-style-name="Default_7e_LT_7e_Gliederung_20_1">
      <style:paragraph-properties fo:margin-left="0cm" fo:margin-right="0cm" fo:margin-top="0.265cm" fo:margin-bottom="0cm" loext:contextual-spacing="false" fo:line-height="80%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</style:style>
    <style:style style:name="P6" style:family="paragraph" style:parent-style-name="Default_7e_LT_7e_Gliederung_20_1">
      <style:paragraph-properties fo:margin-left="0cm" fo:margin-right="0cm" fo:line-height="100%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</style:style>
    <style:style style:name="T1" style:family="text">
      <style:text-properties style:font-name="Calibri"/>
    </style:style>
    <style:style style:name="T2" style:family="text">
      <style:text-properties style:font-name="Calibri" fo:font-size="24pt" fo:font-weight="bold" style:font-size-asian="24pt" style:font-weight-asian="bold"/>
    </style:style>
    <style:style style:name="T3" style:family="text">
      <style:text-properties style:font-name="Calibri" fo:font-size="30pt" fo:font-weight="bold" style:font-size-asian="30pt" style:font-weight-asian="bold"/>
    </style:style>
    <style:style style:name="T4" style:family="text">
      <style:text-properties style:font-name="Calibri" fo:font-size="30pt" style:font-size-asian="30pt"/>
    </style:style>
    <style:style style:name="T5" style:family="text">
      <style:text-properties style:font-name="Calibri" fo:font-weight="bold" style:font-weight-asian="bold"/>
    </style:style>
    <style:style style:name="T6" style:family="text">
      <style:text-properties fo:font-size="24pt" style:font-size-asian="24pt"/>
    </style:style>
    <style:style style:name="T7" style:family="text">
      <style:text-properties fo:font-size="24pt" style:text-underline-style="solid" style:text-underline-width="auto" style:text-underline-color="font-color" fo:font-weight="bold" style:font-size-asian="24pt" style:font-weight-asian="bold"/>
    </style:style>
    <style:style style:name="T8" style:family="text">
      <style:text-properties fo:font-size="30pt" style:font-size-asian="30pt"/>
    </style:style>
    <style:style style:name="T9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FLIGHTS</text:span><text:span text:style-name="T6">(</text:span><text:span text:style-name="T7">no</text:span><text:span text:style-name="T6">: integer, fromPlace: string, toPlace: string, distance: integer, Departs: date, arrives: date, price: real)</text:span></text:p>
      <text:p text:style-name="P1"><text:span text:style-name="T2">AIRCRAFT</text:span><text:span text:style-name="T6">(</text:span><text:span text:style-name="T7">aid</text:span><text:span text:style-name="T6">: integer, aname: string, cruisingrange: integer)</text:span></text:p>
      <text:p text:style-name="P1"><text:span text:style-name="T2">CERTIFIED</text:span><text:span text:style-name="T6">(</text:span><text:span text:style-name="T7">eid</text:span><text:span text:style-name="T6">: integer, </text:span><text:span text:style-name="T7">aid</text:span><text:span text:style-name="T6">: integer)</text:span></text:p>
      <text:p text:style-name="P1"><text:span text:style-name="T2">EMPLOYEES</text:span><text:span text:style-name="T6">(</text:span><text:span text:style-name="T7">eid</text:span><text:span text:style-name="T6">: integer, ename: string, salary: integer)</text:span></text:p>
      <text:p text:style-name="P4"/>
      <text:p text:style-name="Standard"/>
      <text:p text:style-name="Standard"/>
      <text:p text:style-name="Standard"/>
      <text:p text:style-name="P2"><text:span text:style-name="T3">CREATE <text:s/>TABLE <text:s text:c="2"/>FLIGHTS</text:span></text:p>
      <text:p text:style-name="P2"><text:span text:style-name="T4"><text:s/>(no <text:s/>integer,</text:span></text:p>
      <text:p text:style-name="P2"><text:span text:style-name="T4"><text:s/>fromPlace <text:s/>varchar(20),</text:span></text:p>
      <text:p text:style-name="P2"><text:span text:style-name="T4"><text:s/>toPlace <text:s/>varchar(20),</text:span></text:p>
      <text:p text:style-name="P2"><text:span text:style-name="T4"><text:s/>distance <text:s/>integer,</text:span></text:p>
      <text:p text:style-name="P2"><text:span text:style-name="T4"><text:s/>departs <text:s text:c="2"/>date,</text:span></text:p>
      <text:p text:style-name="P2"><text:span text:style-name="T4"><text:s/>arrives <text:s/>date,</text:span></text:p>
      <text:p text:style-name="P2"><text:span text:style-name="T4"><text:s/>price <text:s/>real,</text:span></text:p>
      <text:p text:style-name="P2"><text:span text:style-name="T4"><text:s/></text:span><text:span text:style-name="T3">PRIMARY <text:s text:c="2"/>KEY</text:span><text:span text:style-name="T8">(no));</text:span></text:p>
      <text:p text:style-name="P5"><text:soft-page-break/></text:p>
      <text:p text:style-name="P3"><text:span text:style-name="T5">CREATE <text:s/>TABLE <text:s text:c="3"/>AIRCRAFT</text:span></text:p>
      <text:p text:style-name="P3"><text:span text:style-name="T1"><text:s/>(aid <text:s/>integer,</text:span></text:p>
      <text:p text:style-name="P3"><text:span text:style-name="T1"><text:s text:c="2"/>aname <text:s/>varchar(15),</text:span></text:p>
      <text:p text:style-name="P3"><text:span text:style-name="T1"><text:s text:c="2"/>cruisingrange <text:s/>integer,</text:span></text:p>
      <text:p text:style-name="P3"><text:span text:style-name="T1"><text:s text:c="2"/></text:span><text:span text:style-name="T5">PRIMARY <text:s text:c="2"/>KEY</text:span> (aid));</text:p>
      <text:p text:style-name="P6"/>
      <text:p text:style-name="P3"><text:span text:style-name="T5"><text:s/>CREATE <text:s/>TABLE <text:s text:c="2"/>EMPLOYEES</text:span></text:p>
      <text:p text:style-name="P3"><text:span text:style-name="T1"><text:s/>(eid <text:s/>integer,</text:span></text:p>
      <text:p text:style-name="P3"><text:span text:style-name="T1"><text:s text:c="2"/>ename <text:s/>varchar(15),</text:span></text:p>
      <text:p text:style-name="P3"><text:span text:style-name="T1"><text:s text:c="2"/>salary <text:s/>integer,</text:span></text:p>
      <text:p text:style-name="P3"><text:span text:style-name="T1"><text:s text:c="2"/></text:span><text:span text:style-name="T5">PRIMARY <text:s text:c="2"/>KEY</text:span> (eid));</text:p>
      <text:p text:style-name="P6"/>
      <text:p text:style-name="P3"><text:soft-page-break/><text:span text:style-name="T5">CREATE <text:s/>TABLE <text:s text:c="3"/>CERTIFIED</text:span></text:p>
      <text:p text:style-name="P3"><text:span text:style-name="T1"><text:s/>(eid <text:s/>integer,</text:span></text:p>
      <text:p text:style-name="P3"><text:span text:style-name="T1"><text:s text:c="2"/>aid <text:s/>integer,</text:span></text:p>
      <text:p text:style-name="P3"><text:span text:style-name="T1"><text:s text:c="2"/></text:span><text:span text:style-name="T5">PRIMARY <text:s text:c="2"/>KEY</text:span> (eid, aid),</text:p>
      <text:p text:style-name="P3"><text:span text:style-name="T1"><text:s text:c="2"/></text:span><text:span text:style-name="T5">FOREIGN <text:s text:c="2"/>KEY</text:span> (eid) references <text:s/><text:span text:style-name="T9">EMPLOYEES</text:span> (eid),</text:p>
      <text:p text:style-name="P3"><text:span text:style-name="T1"><text:s text:c="2"/></text:span><text:span text:style-name="T5">FOREIGN <text:s text:c="2"/>KEY</text:span> (aid) references <text:span text:style-name="T9">AIRCRAFT</text:span> (aid));</text:p>
      <text:p text:style-name="P6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2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282cm" fo:margin-bottom="0cm" loext:contextual-spacing="false" fo:line-height="100%" fo:text-align="start" style:justify-single-word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245cm" fo:margin-bottom="0cm" loext:contextual-spacing="false" fo:line-height="100%" fo:text-align="start" style:justify-single-word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212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loext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282cm" fo:margin-bottom="0cm" loext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Calibri" fo:font-family="Calibri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Calibri" fo:font-family="Calibri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282cm" fo:margin-bottom="0cm" loext:contextual-spacing="false" fo:line-height="100%" fo:text-align="start" style:justify-single-word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245cm" fo:margin-bottom="0cm" loext:contextual-spacing="false" fo:line-height="100%" fo:text-align="start" style:justify-single-word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212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0T07:33:17.140589561</meta:creation-date>
    <dc:date>2020-02-10T07:35:12.577806279</dc:date>
    <meta:editing-duration>PT2M</meta:editing-duration>
    <meta:editing-cycles>1</meta:editing-cycles>
    <meta:document-statistic meta:table-count="0" meta:image-count="0" meta:object-count="0" meta:page-count="3" meta:paragraph-count="29" meta:word-count="96" meta:character-count="831" meta:non-whitespace-character-count="689"/>
    <meta:generator>LibreOffice/6.3.4.2$Linux_X86_64 LibreOffice_project/30$Build-2</meta:generator>
  </office:meta>
</office:document-meta>
</file>